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7327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1.294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d7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6"/>
        <table:table-column table:style-name="co7" table:number-columns-repeated="1015" table:default-cell-style-name="Default"/>
        <table:table-row table:style-name="ro1">
          <table:table-cell table:style-name="ce19" office:value-type="string" calcext:value-type="string">
            <text:p>Cliente</text:p>
          </table:table-cell>
          <table:table-cell table:style-name="ce31" office:value-type="string" calcext:value-type="string">
            <text:p>Ilhabela</text:p>
          </table:table-cell>
          <table:table-cell table:style-name="ce31" office:value-type="string" calcext:value-type="string">
            <text:p>Florianopolis</text:p>
          </table:table-cell>
          <table:table-cell table:style-name="ce31" office:value-type="string" calcext:value-type="string">
            <text:p>Marau</text:p>
          </table:table-cell>
          <table:table-cell table:style-name="ce31" office:value-type="string" calcext:value-type="string">
            <text:p>Ilha Grande</text:p>
          </table:table-cell>
          <table:table-cell table:style-name="ce31" office:value-type="string" calcext:value-type="string">
            <text:p>Ilha de Boipeba</text:p>
          </table:table-cell>
          <table:table-cell table:style-name="ce35" table:number-columns-repeated="3"/>
          <table:table-cell table:style-name="ce37" table:number-columns-repeated="1015"/>
        </table:table-row>
        <table:table-row table:style-name="ro1">
          <table:table-cell table:style-name="ce20" office:value-type="string" calcext:value-type="string">
            <text:p>Julia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Joao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Evelyn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Luis</text:p>
          </table:table-cell>
          <table:table-cell table:style-name="ce34"/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2" office:value-type="float" office:value="5" calcext:value-type="float">
            <text:p>5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0" office:value-type="string" calcext:value-type="string">
            <text:p>Thais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Laura</text:p>
          </table:table-cell>
          <table:table-cell table:style-name="ce3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4"/>
          <table:table-cell table:style-name="ce3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Fabio</text:p>
          </table:table-cell>
          <table:table-cell table:style-name="ce32" office:value-type="float" office:value="3" calcext:value-type="float">
            <text:p>3</text:p>
          </table:table-cell>
          <table:table-cell table:style-name="ce34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0" office:value-type="string" calcext:value-type="string">
            <text:p>Antonio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4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3:Sheet1.B3 Sheet1.A3:Sheet1.A3 Sheet1.C3:Sheet1.C3 Sheet1.B4:Sheet1.B4 Sheet1.A4:Sheet1.A4 Sheet1.C4:Sheet1.C4 Sheet1.B5:Sheet1.B5 Sheet1.A5:Sheet1.A5 Sheet1.C5:Sheet1.C5 Sheet1.B6:Sheet1.B6 Sheet1.A6:Sheet1.A6 Sheet1.C6:Sheet1.C6 Sheet1.B7:Sheet1.B7 Sheet1.A7:Sheet1.A7 Sheet1.C7:Sheet1.C7 Sheet1.B8:Sheet1.B8 Sheet1.A8:Sheet1.A8 Sheet1.C8:Sheet1.C8 Sheet1.B9:Sheet1.B9 Sheet1.A9:Sheet1.A9 Sheet1.C9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oao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3:Sheet1.B3 Sheet1.A3:Sheet1.A3 Sheet1.C3:Sheet1.C3 Sheet1.B6:Sheet1.B6 Sheet1.A6:Sheet1.A6 Sheet1.C6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ThaisJulia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2:Sheet1.B2 Sheet1.A2:Sheet1.A2 Sheet1.C2:Sheet1.C2 Sheet1.B6:Sheet1.B6 Sheet1.A6:Sheet1.A6 Sheet1.C6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table table:name="ChartAntonioEvelyn" table:style-name="ta1">
        <table:shapes>
          <draw:frame draw:z-index="0" draw:style-name="gr1" draw:text-style-name="P1" svg:width="6.2988in" svg:height="3.5429in" svg:x="0.0004in" svg:y="0.0004in">
            <draw:object draw:notify-on-update-of-ranges="Sheet1.B4:Sheet1.B4 Sheet1.B1:Sheet1.B1 Sheet1.B9:Sheet1.B9 Sheet1.C4:Sheet1.C4 Sheet1.C1:Sheet1.C1 Sheet1.C9:Sheet1.C9 Sheet1.D4:Sheet1.D4 Sheet1.D1:Sheet1.D1 Sheet1.D9:Sheet1.D9 Sheet1.E4:Sheet1.E4 Sheet1.E1:Sheet1.E1 Sheet1.E9:Sheet1.E9 Sheet1.F4:Sheet1.F4 Sheet1.F1:Sheet1.F1 Sheet1.F9:Sheet1.F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21:31.318959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19:48:15.790954208</dc:date>
    <meta:editing-duration>PT2H45M59S</meta:editing-duration>
    <meta:editing-cycles>21</meta:editing-cycles>
    <meta:generator>LibreOffice/6.4.4.2$Linux_X86_64 LibreOffice_project/40$Build-2</meta:generator>
    <meta:document-statistic meta:table-count="5" meta:cell-count="4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5.866cm" svg:y="1.223cm" chart:style-name="ch3">
          <text:p>Ilhabela vs Florianópolis</text:p>
        </chart:subtitle>
        <chart:legend chart:legend-position="end" svg:x="14.081cm" svg:y="2.67cm" style:legend-expansion="high" chart:style-name="ch4"/>
        <chart:plot-area chart:style-name="ch5" table:cell-range-address="Sheet1.A2:Sheet1.C2 Sheet1.A3:Sheet1.A9 Sheet1.C3:Sheet1.C9" chart:data-source-has-labels="column" svg:x="1.279cm" svg:y="2.032cm" svg:width="12.482cm" svg:height="5.859cm">
          <chartooo:coordinate-region svg:x="1.715cm" svg:y="2.205cm" svg:width="11.807cm" svg:height="5.092cm"/>
          <chart:axis chart:dimension="x" chart:name="primary-x" chart:style-name="ch6">
            <chart:title svg:x="6.881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2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3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4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5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series chart:style-name="ch16" chart:values-cell-range-address="Sheet1.C8:Sheet1.C8" chart:label-cell-address="Sheet1.A8:Sheet1.A8" chart:class="chart:scatter">
            <chart:domain table:cell-range-address="Sheet1.B8:Sheet1.B8"/>
            <chart:data-point/>
          </chart:series>
          <chart:series chart:style-name="ch17" chart:values-cell-range-address="Sheet1.C9:Sheet1.C9" chart:label-cell-address="Sheet1.A9:Sheet1.A9" chart:class="chart:scatter">
            <chart:domain table:cell-range-address="Sheet1.B9:Sheet1.B9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Evely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Lui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C5:Sheet1.C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Laura</text:p>
                <draw:g>
                  <svg:desc>Sheet1.A7:Sheet1.A7</svg:desc>
                </draw:g>
              </table:table-cell>
              <table:table-cell office:value-type="float" office:value="3">
                <text:p>3</text:p>
                <draw:g>
                  <svg:desc>Sheet1.C7:Sheet1.C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Fabio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C8:Sheet1.C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Antonio</text:p>
                <draw:g>
                  <svg:desc>Sheet1.A9:Sheet1.A9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6.805cm" svg:y="1.223cm" chart:style-name="ch3">
          <text:p>Thaís e João</text:p>
        </chart:subtitle>
        <chart:legend chart:legend-position="end" svg:x="14.398cm" svg:y="4.005cm" style:legend-expansion="high" chart:style-name="ch4"/>
        <chart:plot-area chart:style-name="ch5" table:cell-range-address="Sheet1.A3:Sheet1.C3 Sheet1.A6:Sheet1.A6 Sheet1.C6:Sheet1.C6" chart:data-source-has-labels="column" svg:x="1.279cm" svg:y="2.032cm" svg:width="12.799cm" svg:height="5.859cm">
          <chartooo:coordinate-region svg:x="2.006cm" svg:y="2.205cm" svg:width="11.978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3:Sheet1.C3" chart:label-cell-address="Sheet1.A3:Sheet1.A3" chart:class="chart:scatter">
            <chart:domain table:cell-range-address="Sheet1.B3:Sheet1.B3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Joao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268cm" svg:y="1.223cm" chart:style-name="ch3">
          <text:p>Ilhabela</text:p>
        </chart:subtitle>
        <chart:legend chart:legend-position="end" svg:x="14.398cm" svg:y="4.005cm" style:legend-expansion="high" chart:style-name="ch4"/>
        <chart:plot-area chart:style-name="ch5" table:cell-range-address="Sheet1.A2:Sheet1.C2 Sheet1.A6:Sheet1.A6 Sheet1.C6:Sheet1.C6" chart:data-source-has-labels="column" svg:x="1.279cm" svg:y="2.032cm" svg:width="12.799cm" svg:height="5.859cm">
          <chartooo:coordinate-region svg:x="1.715cm" svg:y="2.205cm" svg:width="12.123cm" svg:height="5.092cm"/>
          <chart:axis chart:dimension="x" chart:name="primary-x" chart:style-name="ch6">
            <chart:title svg:x="7.039cm" svg:y="8.071cm" chart:style-name="ch7">
              <text:p>Ilhabela</text:p>
            </chart:title>
          </chart:axis>
          <chart:axis chart:dimension="y" chart:name="primary-y" chart:style-name="ch6">
            <chart:title svg:x="0.451cm" svg:y="5.958cm" chart:style-name="ch8">
              <text:p>Florianópolis</text:p>
            </chart:title>
            <chart:grid chart:style-name="ch9" chart:class="major"/>
          </chart:axis>
          <chart:series chart:style-name="ch10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11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Juli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Thais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C6:Sheet1.C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Dispersão</text:p>
        </chart:title>
        <chart:subtitle svg:x="7.162cm" svg:y="1.223cm" chart:style-name="ch3">
          <text:p>Destinos</text:p>
        </chart:subtitle>
        <chart:legend chart:legend-position="end" svg:x="12.864cm" svg:y="3.337cm" style:legend-expansion="high" chart:style-name="ch4"/>
        <chart:plot-area chart:style-name="ch5" table:cell-range-address="Sheet1.A4:Sheet1.B4 Sheet1.A9:Sheet1.F9 Sheet1.B1:Sheet1.F1" chart:data-source-has-labels="both" svg:x="1.279cm" svg:y="2.032cm" svg:width="11.265cm" svg:height="5.859cm">
          <chartooo:coordinate-region svg:x="1.715cm" svg:y="2.205cm" svg:width="10.59cm" svg:height="5.092cm"/>
          <chart:axis chart:dimension="x" chart:name="primary-x" chart:style-name="ch6" chartooo:axis-type="auto">
            <chart:title svg:x="6.364cm" svg:y="8.071cm" chart:style-name="ch7">
              <text:p>Evelyn</text:p>
            </chart:title>
            <chart:categories table:cell-range-address="Sheet1.A4:Sheet1.A4 Sheet1.A9:Sheet1.A9"/>
          </chart:axis>
          <chart:axis chart:dimension="y" chart:name="primary-y" chart:style-name="ch6">
            <chart:title svg:x="0.451cm" svg:y="5.574cm" chart:style-name="ch8">
              <text:p>Antônio</text:p>
            </chart:title>
            <chart:grid chart:style-name="ch9" chart:class="major"/>
          </chart:axis>
          <chart:series chart:style-name="ch10" chart:values-cell-range-address="Sheet1.B9:Sheet1.B9" chart:label-cell-address="Sheet1.B1:Sheet1.B1" chart:class="chart:scatter">
            <chart:domain table:cell-range-address="Sheet1.B4:Sheet1.B4"/>
            <chart:data-point/>
          </chart:series>
          <chart:series chart:style-name="ch11" chart:values-cell-range-address="Sheet1.C9:Sheet1.C9" chart:label-cell-address="Sheet1.C1:Sheet1.C1" chart:class="chart:scatter">
            <chart:domain table:cell-range-address="Sheet1.C4:Sheet1.C4"/>
            <chart:data-point/>
          </chart:series>
          <chart:series chart:style-name="ch12" chart:values-cell-range-address="Sheet1.D9:Sheet1.D9" chart:label-cell-address="Sheet1.D1:Sheet1.D1" chart:class="chart:scatter">
            <chart:domain table:cell-range-address="Sheet1.D4:Sheet1.D4"/>
            <chart:data-point/>
          </chart:series>
          <chart:series chart:style-name="ch13" chart:values-cell-range-address="Sheet1.E9:Sheet1.E9" chart:label-cell-address="Sheet1.E1:Sheet1.E1" chart:class="chart:scatter">
            <chart:domain table:cell-range-address="Sheet1.E4:Sheet1.E4"/>
            <chart:data-point/>
          </chart:series>
          <chart:series chart:style-name="ch14" chart:values-cell-range-address="Sheet1.F9:Sheet1.F9" chart:label-cell-address="Sheet1.F1:Sheet1.F1" chart:class="chart:scatter">
            <chart:domain table:cell-range-address="Sheet1.F4:Sheet1.F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lhabela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Florianopolis</text:p>
                <draw:g>
                  <svg:desc>Sheet1.C1:Sheet1.C1</svg:desc>
                </draw:g>
              </table:table-cell>
              <table:table-cell office:value-type="string">
                <text:p/>
              </table:table-cell>
              <table:table-cell office:value-type="string">
                <text:p>Marau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Grande</text:p>
                <draw:g>
                  <svg:desc>Sheet1.E1:Sheet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Ilha de Boipeb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elyn</text:p>
                <draw:g>
                  <svg:desc>Sheet1.A4:Sheet1.A4 Sheet1.A9:Sheet1.A9</svg:desc>
                </draw:g>
              </table:table-cell>
              <table:table-cell office:value-type="float" office:value="1">
                <text:p>1</text:p>
                <draw:g>
                  <svg:desc>Sheet1.B4:Sheet1.B4</svg:desc>
                </draw:g>
              </table:table-cell>
              <table:table-cell office:value-type="float" office:value="5">
                <text:p>5</text:p>
                <draw:g>
                  <svg:desc>Sheet1.B9:Sheet1.B9</svg:desc>
                </draw:g>
              </table:table-cell>
              <table:table-cell office:value-type="float" office:value="3">
                <text:p>3</text:p>
                <draw:g>
                  <svg:desc>Sheet1.C4:Sheet1.C4</svg:desc>
                </draw:g>
              </table:table-cell>
              <table:table-cell office:value-type="float" office:value="3">
                <text:p>3</text:p>
                <draw:g>
                  <svg:desc>Sheet1.C9:Sheet1.C9</svg:desc>
                </draw:g>
              </table:table-cell>
              <table:table-cell office:value-type="float" office:value="2">
                <text:p>2</text:p>
                <draw:g>
                  <svg:desc>Sheet1.D4:Sheet1.D4</svg:desc>
                </draw:g>
              </table:table-cell>
              <table:table-cell office:value-type="float" office:value="NaN">
                <text:p>NaN</text:p>
                <draw:g>
                  <svg:desc>Sheet1.D9:Sheet1.D9</svg:desc>
                </draw:g>
              </table:table-cell>
              <table:table-cell office:value-type="float" office:value="5">
                <text:p>5</text:p>
                <draw:g>
                  <svg:desc>Sheet1.E4:Sheet1.E4</svg:desc>
                </draw:g>
              </table:table-cell>
              <table:table-cell office:value-type="float" office:value="1">
                <text:p>1</text:p>
                <draw:g>
                  <svg:desc>Sheet1.E9:Sheet1.E9</svg:desc>
                </draw:g>
              </table:table-cell>
              <table:table-cell office:value-type="float" office:value="5">
                <text:p>5</text:p>
                <draw:g>
                  <svg:desc>Sheet1.F4:Sheet1.F4</svg:desc>
                </draw:g>
              </table:table-cell>
              <table:table-cell office:value-type="float" office:value="1">
                <text:p>1</text:p>
                <draw:g>
                  <svg:desc>Sheet1.F9:Sheet1.F9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